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7 '2018-2019'.Q1:'2018-2019'.Q1 '2018-2019'.Q2:'2018-2019'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/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table:number-columns-repeated="1003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/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table:number-columns-repeated="1003"/>
        </table:table-row>
        <table:table-row table:style-name="ro1">
          <table:table-cell office:value-type="date" office:date-value="2018-11-27" calcext:value-type="date">
            <text:p>27.11.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18] = [.A17] ; [.Q17] ; [.Q17] + [.P17] + IF ([.A17] = [.A16] ; [.P16]; 0))" office:value-type="float" office:value="1636" calcext:value-type="float">
            <text:p>1636</text:p>
          </table:table-cell>
          <table:table-cell table:number-columns-repeated="1003"/>
        </table:table-row>
        <table:table-row table:style-name="ro1" table:number-rows-repeated="39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.00.0000</text:date>, <text:time style:data-style-name="N2" text:time-value="14:10:02.3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73</meta:editing-cycles>
    <meta:editing-duration>PT5H10M19S</meta:editing-duration>
    <dc:title>Saison Ekkart</dc:title>
    <dc:date>2018-11-27T14:12:53.094000000</dc:date>
    <meta:generator>LibreOffice/6.0.6.2$Windows_X86_64 LibreOffice_project/0c292870b25a325b5ed35f6b45599d2ea4458e77</meta:generator>
    <dc:creator>Ekkart Kleinod</dc:creator>
    <meta:document-statistic meta:table-count="3" meta:cell-count="15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7 '2018-2019'.Q1:'2018-2019'.Q7" chart:data-source-has-labels="both" svg:x="0.309cm" svg:y="1.187cm" svg:width="14.865cm" svg:height="5.504cm">
          <chartooo:coordinate-region svg:x="2.294cm" svg:y="1.187cm" svg:width="12.59cm" svg:height="4.26cm"/>
          <chart:axis chart:dimension="x" chart:name="primary-x" chart:style-name="ch4" chartooo:axis-type="auto">
            <chartooo:date-scale/>
            <chart:categories table:cell-range-address="'2018-2019'.A2:'2018-2019'.A7"/>
          </chart:axis>
          <chart:axis chart:dimension="y" chart:name="primary-y" chart:style-name="ch5"/>
          <chart:series chart:style-name="ch6" chart:values-cell-range-address="'2018-2019'.Q2:'2018-2019'.Q7" chart:label-cell-address="'2018-2019'.Q1:'2018-2019'.Q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7</svg:desc>
                </draw:g>
              </table:table-cell>
              <table:table-cell office:value-type="float" office:value="1610">
                <text:p>1610</text:p>
                <draw:g>
                  <svg:desc>'2018-2019'.Q2:'2018-2019'.Q7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